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sin-nanpa" svg:font-family="nasin-nanpa" style:font-family-generic="modern" style:font-pitch="fixed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color="#ffffff" loext:opacity="100%" style:font-name="Liberation Serif" fo:font-size="36pt" officeooo:paragraph-rsid="0011133b" style:font-name-asian="Liberation Serif" style:font-size-asian="36pt" style:font-size-complex="36pt"/>
    </style:style>
    <style:style style:name="P2" style:family="paragraph" style:parent-style-name="Preformatted_20_Text">
      <loext:graphic-properties draw:fill="none"/>
      <style:paragraph-properties fo:margin-left="1.25in" fo:margin-right="0in" fo:margin-top="0in" fo:margin-bottom="0in" style:contextual-spacing="false" fo:text-align="start" style:justify-single-word="false" fo:text-indent="0in" style:auto-text-indent="false" fo:background-color="transparent"/>
      <style:text-properties fo:color="#ffffff" loext:opacity="100%" style:font-name="Liberation Serif" fo:font-size="36pt" officeooo:rsid="0011133b" officeooo:paragraph-rsid="0011133b" style:font-name-asian="Liberation Serif" style:font-size-asian="36pt" style:font-size-complex="36pt"/>
    </style:style>
    <style:style style:name="P3" style:family="paragraph" style:parent-style-name="Preformatted_20_Text" style:master-page-name="">
      <loext:graphic-properties draw:fill="none"/>
      <style:paragraph-properties fo:margin-left="1.25in" fo:margin-right="0in" fo:margin-top="0in" fo:margin-bottom="0in" style:contextual-spacing="false" fo:text-align="start" style:justify-single-word="false" fo:text-indent="0in" style:auto-text-indent="false" style:page-number="auto" fo:background-color="transparent"/>
      <style:text-properties fo:color="#ffffff" loext:opacity="100%" style:font-name="Liberation Serif" fo:font-size="36pt" officeooo:paragraph-rsid="0011133b" style:font-name-asian="Liberation Serif" style:font-size-asian="36pt" style:font-size-complex="36pt"/>
    </style:style>
    <style:style style:name="P4" style:family="paragraph" style:parent-style-name="Preformatted_20_Text">
      <loext:graphic-properties draw:fill="none"/>
      <style:paragraph-properties fo:margin-left="1.25in" fo:margin-right="0in" fo:margin-top="0in" fo:margin-bottom="0in" style:contextual-spacing="false" fo:text-align="start" style:justify-single-word="false" fo:text-indent="0in" style:auto-text-indent="false" fo:background-color="transparent"/>
      <style:text-properties fo:color="#ffffff" loext:opacity="100%" style:font-name="Liberation Serif" fo:font-size="36pt" officeooo:paragraph-rsid="0011133b" style:font-name-asian="Liberation Serif" style:font-size-asian="36pt" style:font-size-complex="36pt"/>
    </style:style>
    <style:style style:name="T1" style:family="text">
      <style:text-properties officeooo:rsid="00107cd0" style:font-name-asian="nasin-nanpa"/>
    </style:style>
    <style:style style:name="T2" style:family="text">
      <style:text-properties officeooo:rsid="0011133b" style:font-name-asian="nasin-nanpa"/>
    </style:style>
    <style:style style:name="T3" style:family="text">
      <style:text-properties officeooo:rsid="0011133b"/>
    </style:style>
    <style:style style:name="T4" style:family="text">
      <style:text-properties officeooo:rsid="0011133b" style:font-name-asian="nasin-nanpa"/>
    </style:style>
    <style:style style:name="T5" style:family="text">
      <style:text-properties officeooo:rsid="0011133b" style:font-name-asian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「</text:span><text:span text:style-name="T2">󱤿</text:span>󱤽<text:span text:style-name="T1">」</text:span>󱤧󱤘󱥂　<text:span text:style-name="T3">　</text:span>󱦐<text:span text:style-name="T3">󱦌󱦒󱦌󱦌󱦒󱤀</text:span><text:span text:style-name="T2">：</text:span><text:span text:style-name="T5">󱦒󱦌󱦌󱦌󱦑</text:span></text:p>
      <text:p text:style-name="P2">󱤧󱤘󱦔󱥳󱤉󱥠󱦔󱥮󱤙󱤿󱦔󱥮　　󱤌󱦔󱤌　󱤌󱦕󱤌</text:p>
      <text:p text:style-name="P4"><text:span text:style-name="T3">󱤧󱤘󱥣󱤉󱥃󱥠　　󱤌󱥍󱦖󱤌󱤌󱦗󱥩󱦖󱤌󱦗󱤬󱦖󱤌󱦗</text:span></text:p>
      <text:p text:style-name="P4"/>
      <text:p text:style-name="P1">󱤀󱤁󱤂󱤃󱤄󱤅󱤆󱤇󱤈󱤉󱤊󱤋󱤌󱤍󱤎󱤏</text:p>
      <text:p text:style-name="P1">󱤐󱤑󱤒󱤓󱤔󱤕󱤖󱤗󱤘󱤙󱤚󱤛󱤜󱤝󱤞󱤟</text:p>
      <text:p text:style-name="P1">󱤠󱤡󱤢󱤣󱤤󱤥󱤦󱤧󱤨󱤩󱤪󱤫󱤬󱤭󱤮󱤯</text:p>
      <text:p text:style-name="P1">󱤰󱤱󱤲󱤳󱤴󱤵󱤶󱤷󱤸󱤹󱤺󱤻󱤼󱤽󱤾󱤿</text:p>
      <text:p text:style-name="P1">󱥀󱥁󱥂󱥃󱥄󱥅󱥆󱥇󱥈󱥉󱥊󱥋󱥌󱥍󱥎󱥏</text:p>
      <text:p text:style-name="P1">󱥐󱥑󱥒󱥓󱥔󱥕󱥖󱥗󱥘󱥙󱥚󱥛󱥜󱥝󱥞󱥟</text:p>
      <text:p text:style-name="P1">󱥠󱥡󱥢󱥣󱥤󱥥󱥦󱥧󱥨󱥩󱥪󱥫󱥬󱥭󱥮󱥯</text:p>
      <text:p text:style-name="P1">󱥰󱥱󱥲󱥳󱥴󱥵󱥶󱥷󱥸󱥹󱥺󱥻󱥼󱥽󱥾󱥿</text:p>
      <text:p text:style-name="P1"><text:span text:style-name="T5">󱦀󱦁󱦂󱦃󱦄󱦅󱦆󱦇󱦈󱦠󱦡󱦢󱦣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sin-nanpa" svg:font-family="nasin-nanpa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loext:graphic-properties draw:fill="solid" draw:fill-color="#000000"/>
      <style:paragraph-properties fo:margin-top="0in" fo:margin-bottom="0in" style:contextual-spacing="false" fo:background-color="#000000">
        <style:tab-stops/>
      </style:paragraph-properties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4T22:16:58.529000000</dc:date>
    <meta:editing-duration>PT54M</meta:editing-duration>
    <meta:editing-cycles>6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2" meta:word-count="199" meta:character-count="206" meta:non-whitespace-character-count="199"/>
  </office:meta>
</office:document-meta>
</file>